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ense" table:style-name="ta1">
        <table:shapes>
          <draw:frame draw:z-index="0" draw:style-name="gr1" draw:text-style-name="P1" svg:width="6.2988in" svg:height="3.5429in" svg:x="0.0394in" svg:y="1.1063in">
            <draw:object draw:notify-on-update-of-ranges="Dense.A1:Dense.A1 Dense.B1:Dense.D1 Dense.A2:Dense.A2 Dense.B2:Dense.D2 Dense.A3:Dense.A3 Dense.B3:Dense.D3 Dense.A4:Dense.A4 Dense.B4:Dense.D4 Dense.A5:Dense.A5 Dense.B5:Dense.D5 Dense.A6:Dense.A6 Dense.B6:Dense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4.978in">
            <draw:object draw:notify-on-update-of-ranges="Dense.A1:Dense.A1 Dense.B1:Dense.D1 Dense.A2:Dense.A2 Dense.B2:Dense.D2 Dense.A3:Dense.A3 Dense.B3:Dense.D3 Dense.A4:Dense.A4 Dense.B4:Dense.D4 Dense.A5:Dense.A5 Dense.B5:Dense.D5 Dense.A6:Dense.A6 Dense.B6:Dense.D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5701in" svg:y="1.1961in">
            <draw:object draw:notify-on-update-of-ranges="Dense.E1:Dense.E1 Dense.F1:Dense.H1 Dense.E2:Dense.E2 Dense.F2:Dense.H2 Dense.E3:Dense.E3 Dense.F3:Dense.H3 Dense.E4:Dense.E4 Dense.F4:Dense.H4 Dense.E5:Dense.E5 Dense.F5:Dense.H5 Dense.E6:Dense.E6 Dense.F6:Dense.H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299in" svg:y="4.9988in">
            <draw:object draw:notify-on-update-of-ranges="Dense.I1:Dense.I1 Dense.J1:Dense.L1 Dense.I2:Dense.I2 Dense.J2:Dense.L2 Dense.I3:Dense.I3 Dense.J3:Dense.L3 Dense.I4:Dense.I4 Dense.J4:Dense.L4 Dense.I5:Dense.I5 Dense.J5:Dense.L5 Dense.I6:Dense.I6 Dense.J6:Dense.L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nse Gr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ense Geometric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ense Toru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ijkst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jkst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clid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clid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nhat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hat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 (inaccurate)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andom (inaccurat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ndom (inaccurat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st Incoming Edge</text:p>
          </table:table-cell>
          <table:table-cell office:value-type="float" office:value="272" calcext:value-type="float">
            <text:p>272</text:p>
          </table:table-cell>
          <table:table-cell office:value-type="float" office:value="1756" calcext:value-type="float">
            <text:p>1756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Least Incoming E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ast Incoming Edg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parse" table:style-name="ta1">
        <table:shapes>
          <draw:frame draw:z-index="0" draw:style-name="gr1" draw:text-style-name="P1" svg:width="6.2988in" svg:height="3.5429in" svg:x="4.1272in" svg:y="0.0394in">
            <draw:object draw:notify-on-update-of-ranges="Sparse.B1:Sparse.D1 Sparse.A2:Sparse.A2 Sparse.B2:Sparse.D2 Sparse.A3:Sparse.A3 Sparse.B3:Sparse.D3 Sparse.A4:Sparse.A4 Sparse.B4:Sparse.D4 Sparse.A5:Sparse.A5 Sparse.B5:Sparse.D5 Sparse.A6:Sparse.A6 Sparse.B6:Sparse.D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arse Gr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parse Geometric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parse Toru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jkst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jkst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clid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clide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hatt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hatt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(inaccurat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ndom (inaccurat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ndom (inaccurate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st Incoming Ed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st Incoming Ed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east Incoming Edge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01:28:51.520668000</meta:creation-date>
    <dc:date>2015-05-08T02:41:10.079785000</dc:date>
    <meta:editing-duration>PT26M15S</meta:editing-duration>
    <meta:editing-cycles>4</meta:editing-cycles>
    <meta:generator>LibreOffice/4.3.5.2$MacOSX_X86_64 LibreOffice_project/3a87456aaa6a95c63eea1c1b3201acedf0751bd5</meta:generator>
    <meta:document-statistic meta:table-count="2" meta:cell-count="1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1cm" svg:y="0.316cm" chart:style-name="ch2">
          <text:p>Dense Grid</text:p>
        </chart:title>
        <chart:subtitle svg:x="3.796cm" svg:y="1.257cm" chart:style-name="ch3">
          <text:p>Single-Source, Single-Destination Shortest Path</text:p>
        </chart:subtitle>
        <chart:legend chart:legend-position="end" svg:x="11.92cm" svg:y="3.275cm" style:legend-expansion="high" chart:style-name="ch4"/>
        <chart:plot-area chart:style-name="ch5" table:cell-range-address="Dense.A1:Dense.D6" chart:data-source-has-labels="both" svg:x="1.284cm" svg:y="2.086cm" svg:width="10.316cm" svg:height="5.8cm">
          <chartooo:coordinate-region svg:x="2.528cm" svg:y="2.271cm" svg:width="9.072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B1:Dense.D1"/>
          </chart:axis>
          <chart:axis chart:dimension="y" chart:name="primary-y" chart:style-name="ch8">
            <chart:title svg:x="0.451cm" svg:y="6.533cm" chart:style-name="ch9">
              <text:p>Time (ms) (log scale)</text:p>
            </chart:title>
            <chart:grid chart:style-name="ch10" chart:class="major"/>
          </chart:axis>
          <chart:series chart:style-name="ch11" chart:values-cell-range-address="Dense.B2:Dense.D2" chart:label-cell-address="Dense.A2:Dense.A2" chart:class="chart:bar">
            <chart:data-point chart:repeated="3"/>
          </chart:series>
          <chart:series chart:style-name="ch12" chart:values-cell-range-address="Dense.B3:Dense.D3" chart:label-cell-address="Dense.A3:Dense.A3" chart:class="chart:bar">
            <chart:data-point chart:repeated="3"/>
          </chart:series>
          <chart:series chart:style-name="ch13" chart:values-cell-range-address="Dense.B4:Dense.D4" chart:label-cell-address="Dense.A4:Dense.A4" chart:class="chart:bar">
            <chart:data-point chart:repeated="3"/>
          </chart:series>
          <chart:series chart:style-name="ch14" chart:values-cell-range-address="Dense.B5:Dense.D5" chart:label-cell-address="Dense.A5:Dense.A5" chart:class="chart:bar">
            <chart:data-point chart:repeated="3"/>
          </chart:series>
          <chart:series chart:style-name="ch15" chart:values-cell-range-address="Dense.B6:Dense.D6" chart:label-cell-address="Dense.A6:Dense.A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B1:Dense.D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A2:Dense.A2</svg:desc>
                </draw:g>
              </table:table-cell>
              <table:table-cell office:value-type="float" office:value="2">
                <text:p>2</text:p>
                <draw:g>
                  <svg:desc>Dense.B2:Dense.D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Euclidean</text:p>
                <draw:g>
                  <svg:desc>Dense.A3:Dense.A3</svg:desc>
                </draw:g>
              </table:table-cell>
              <table:table-cell office:value-type="float" office:value="2">
                <text:p>2</text:p>
                <draw:g>
                  <svg:desc>Dense.B3:Dense.D3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Manhattan</text:p>
                <draw:g>
                  <svg:desc>Dense.A4:Dense.A4</svg:desc>
                </draw:g>
              </table:table-cell>
              <table:table-cell office:value-type="float" office:value="2">
                <text:p>2</text:p>
                <draw:g>
                  <svg:desc>Dense.B4:Dense.D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Random (inaccurate)</text:p>
                <draw:g>
                  <svg:desc>Dense.A5:Dense.A5</svg:desc>
                </draw:g>
              </table:table-cell>
              <table:table-cell office:value-type="float" office:value="3">
                <text:p>3</text:p>
                <draw:g>
                  <svg:desc>Dense.B5:Dense.D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Least Incoming Edge</text:p>
                <draw:g>
                  <svg:desc>Dense.A6:Dense.A6</svg:desc>
                </draw:g>
              </table:table-cell>
              <table:table-cell office:value-type="float" office:value="272">
                <text:p>272</text:p>
                <draw:g>
                  <svg:desc>Dense.B6:Dense.D6</svg:desc>
                </draw:g>
              </table:table-cell>
              <table:table-cell office:value-type="float" office:value="1756">
                <text:p>1756</text:p>
              </table:table-cell>
              <table:table-cell office:value-type="float" office:value="4131">
                <text:p>4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1cm" svg:y="0.316cm" chart:style-name="ch2">
          <text:p>Dense Grid</text:p>
        </chart:title>
        <chart:subtitle svg:x="3.796cm" svg:y="1.257cm" chart:style-name="ch3">
          <text:p>Single-Source, Single-Destination Shortest Path</text:p>
        </chart:subtitle>
        <chart:legend chart:legend-position="end" svg:x="11.92cm" svg:y="3.275cm" style:legend-expansion="high" chart:style-name="ch4"/>
        <chart:plot-area chart:style-name="ch5" table:cell-range-address="Dense.A1:Dense.D6" chart:data-source-has-labels="both" svg:x="1.284cm" svg:y="2.086cm" svg:width="10.316cm" svg:height="5.8cm">
          <chartooo:coordinate-region svg:x="2.32cm" svg:y="2.271cm" svg:width="9.28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B1:Dense.D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Dense.B2:Dense.D2" chart:label-cell-address="Dense.A2:Dense.A2" chart:class="chart:bar">
            <chart:data-point chart:repeated="3"/>
          </chart:series>
          <chart:series chart:style-name="ch12" chart:values-cell-range-address="Dense.B3:Dense.D3" chart:label-cell-address="Dense.A3:Dense.A3" chart:class="chart:bar">
            <chart:data-point chart:repeated="3"/>
          </chart:series>
          <chart:series chart:style-name="ch13" chart:values-cell-range-address="Dense.B4:Dense.D4" chart:label-cell-address="Dense.A4:Dense.A4" chart:class="chart:bar">
            <chart:data-point chart:repeated="3"/>
          </chart:series>
          <chart:series chart:style-name="ch14" chart:values-cell-range-address="Dense.B5:Dense.D5" chart:label-cell-address="Dense.A5:Dense.A5" chart:class="chart:bar">
            <chart:data-point chart:repeated="3"/>
          </chart:series>
          <chart:series chart:style-name="ch15" chart:values-cell-range-address="Dense.B6:Dense.D6" chart:label-cell-address="Dense.A6:Dense.A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B1:Dense.D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A2:Dense.A2</svg:desc>
                </draw:g>
              </table:table-cell>
              <table:table-cell office:value-type="float" office:value="2">
                <text:p>2</text:p>
                <draw:g>
                  <svg:desc>Dense.B2:Dense.D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Euclidean</text:p>
                <draw:g>
                  <svg:desc>Dense.A3:Dense.A3</svg:desc>
                </draw:g>
              </table:table-cell>
              <table:table-cell office:value-type="float" office:value="2">
                <text:p>2</text:p>
                <draw:g>
                  <svg:desc>Dense.B3:Dense.D3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Manhattan</text:p>
                <draw:g>
                  <svg:desc>Dense.A4:Dense.A4</svg:desc>
                </draw:g>
              </table:table-cell>
              <table:table-cell office:value-type="float" office:value="2">
                <text:p>2</text:p>
                <draw:g>
                  <svg:desc>Dense.B4:Dense.D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Random (inaccurate)</text:p>
                <draw:g>
                  <svg:desc>Dense.A5:Dense.A5</svg:desc>
                </draw:g>
              </table:table-cell>
              <table:table-cell office:value-type="float" office:value="3">
                <text:p>3</text:p>
                <draw:g>
                  <svg:desc>Dense.B5:Dense.D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Least Incoming Edge</text:p>
                <draw:g>
                  <svg:desc>Dense.A6:Dense.A6</svg:desc>
                </draw:g>
              </table:table-cell>
              <table:table-cell office:value-type="float" office:value="272">
                <text:p>272</text:p>
                <draw:g>
                  <svg:desc>Dense.B6:Dense.D6</svg:desc>
                </draw:g>
              </table:table-cell>
              <table:table-cell office:value-type="float" office:value="1756">
                <text:p>1756</text:p>
              </table:table-cell>
              <table:table-cell office:value-type="float" office:value="4131">
                <text:p>4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27cm" svg:y="0.316cm" chart:style-name="ch2">
          <text:p>Dense Geometric</text:p>
        </chart:title>
        <chart:subtitle svg:x="3.796cm" svg:y="1.257cm" chart:style-name="ch3">
          <text:p>Single-Source, Single-Destination Shortest Path</text:p>
        </chart:subtitle>
        <chart:legend chart:legend-position="end" svg:x="11.92cm" svg:y="3.275cm" style:legend-expansion="high" chart:style-name="ch4"/>
        <chart:plot-area chart:style-name="ch5" table:cell-range-address="Dense.E1:Dense.H6" chart:data-source-has-labels="both" svg:x="1.284cm" svg:y="2.086cm" svg:width="10.316cm" svg:height="5.8cm">
          <chartooo:coordinate-region svg:x="2.02cm" svg:y="2.271cm" svg:width="9.58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F1:Dense.H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Dense.F2:Dense.H2" chart:label-cell-address="Dense.E2:Dense.E2" chart:class="chart:bar">
            <chart:data-point chart:repeated="3"/>
          </chart:series>
          <chart:series chart:style-name="ch12" chart:values-cell-range-address="Dense.F3:Dense.H3" chart:label-cell-address="Dense.E3:Dense.E3" chart:class="chart:bar">
            <chart:data-point chart:repeated="3"/>
          </chart:series>
          <chart:series chart:style-name="ch13" chart:values-cell-range-address="Dense.F4:Dense.H4" chart:label-cell-address="Dense.E4:Dense.E4" chart:class="chart:bar">
            <chart:data-point chart:repeated="3"/>
          </chart:series>
          <chart:series chart:style-name="ch14" chart:values-cell-range-address="Dense.F5:Dense.H5" chart:label-cell-address="Dense.E5:Dense.E5" chart:class="chart:bar">
            <chart:data-point chart:repeated="3"/>
          </chart:series>
          <chart:series chart:style-name="ch15" chart:values-cell-range-address="Dense.F6:Dense.H6" chart:label-cell-address="Dense.E6:Dense.E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F1:Dense.H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E2:Dense.E2</svg:desc>
                </draw:g>
              </table:table-cell>
              <table:table-cell office:value-type="float" office:value="0">
                <text:p>0</text:p>
                <draw:g>
                  <svg:desc>Dense.F2:Dense.H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clidean</text:p>
                <draw:g>
                  <svg:desc>Dense.E3:Dense.E3</svg:desc>
                </draw:g>
              </table:table-cell>
              <table:table-cell office:value-type="float" office:value="0">
                <text:p>0</text:p>
                <draw:g>
                  <svg:desc>Dense.F3:Dense.H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hattan</text:p>
                <draw:g>
                  <svg:desc>Dense.E4:Dense.E4</svg:desc>
                </draw:g>
              </table:table-cell>
              <table:table-cell office:value-type="float" office:value="0">
                <text:p>0</text:p>
                <draw:g>
                  <svg:desc>Dense.F4:Dense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om (inaccurate)</text:p>
                <draw:g>
                  <svg:desc>Dense.E5:Dense.E5</svg:desc>
                </draw:g>
              </table:table-cell>
              <table:table-cell office:value-type="float" office:value="0">
                <text:p>0</text:p>
                <draw:g>
                  <svg:desc>Dense.F5:Dense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st Incoming Edge</text:p>
                <draw:g>
                  <svg:desc>Dense.E6:Dense.E6</svg:desc>
                </draw:g>
              </table:table-cell>
              <table:table-cell office:value-type="float" office:value="1">
                <text:p>1</text:p>
                <draw:g>
                  <svg:desc>Dense.F6:Dense.H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35cm" svg:y="0.316cm" chart:style-name="ch2">
          <text:p>Dense Torus</text:p>
        </chart:title>
        <chart:subtitle svg:x="3.127cm" svg:y="1.257cm" chart:style-name="ch3">
          <text:p>Single-Source, Single-Destination Shortest Path Search</text:p>
        </chart:subtitle>
        <chart:legend chart:legend-position="end" svg:x="11.92cm" svg:y="3.275cm" style:legend-expansion="high" chart:style-name="ch4"/>
        <chart:plot-area chart:style-name="ch5" table:cell-range-address="Dense.I1:Dense.L6" chart:data-source-has-labels="both" svg:x="1.284cm" svg:y="2.086cm" svg:width="10.316cm" svg:height="5.8cm">
          <chartooo:coordinate-region svg:x="1.928cm" svg:y="2.271cm" svg:width="9.672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J1:Dense.L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Dense.J2:Dense.L2" chart:label-cell-address="Dense.I2:Dense.I2" chart:class="chart:bar">
            <chart:data-point chart:repeated="3"/>
          </chart:series>
          <chart:series chart:style-name="ch12" chart:values-cell-range-address="Dense.J3:Dense.L3" chart:label-cell-address="Dense.I3:Dense.I3" chart:class="chart:bar">
            <chart:data-point chart:repeated="3"/>
          </chart:series>
          <chart:series chart:style-name="ch13" chart:values-cell-range-address="Dense.J4:Dense.L4" chart:label-cell-address="Dense.I4:Dense.I4" chart:class="chart:bar">
            <chart:data-point chart:repeated="3"/>
          </chart:series>
          <chart:series chart:style-name="ch14" chart:values-cell-range-address="Dense.J5:Dense.L5" chart:label-cell-address="Dense.I5:Dense.I5" chart:class="chart:bar">
            <chart:data-point chart:repeated="3"/>
          </chart:series>
          <chart:series chart:style-name="ch15" chart:values-cell-range-address="Dense.J6:Dense.L6" chart:label-cell-address="Dense.I6:Dense.I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J1:Dense.L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I2:Dense.I2</svg:desc>
                </draw:g>
              </table:table-cell>
              <table:table-cell office:value-type="float" office:value="0">
                <text:p>0</text:p>
                <draw:g>
                  <svg:desc>Dense.J2:Dens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uclidean</text:p>
                <draw:g>
                  <svg:desc>Dense.I3:Dense.I3</svg:desc>
                </draw:g>
              </table:table-cell>
              <table:table-cell office:value-type="float" office:value="0">
                <text:p>0</text:p>
                <draw:g>
                  <svg:desc>Dense.J3:Dens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nhattan</text:p>
                <draw:g>
                  <svg:desc>Dense.I4:Dense.I4</svg:desc>
                </draw:g>
              </table:table-cell>
              <table:table-cell office:value-type="float" office:value="0">
                <text:p>0</text:p>
                <draw:g>
                  <svg:desc>Dense.J4:Dens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ndom (inaccurate)</text:p>
                <draw:g>
                  <svg:desc>Dense.I5:Dense.I5</svg:desc>
                </draw:g>
              </table:table-cell>
              <table:table-cell office:value-type="float" office:value="0">
                <text:p>0</text:p>
                <draw:g>
                  <svg:desc>Dense.J5:Dense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ast Incoming Edge</text:p>
                <draw:g>
                  <svg:desc>Dense.I6:Dense.I6</svg:desc>
                </draw:g>
              </table:table-cell>
              <table:table-cell office:value-type="float" office:value="7">
                <text:p>7</text:p>
                <draw:g>
                  <svg:desc>Dense.J6:Dense.L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3cm" svg:y="0.316cm" chart:style-name="ch2">
          <text:p>Sparse Grid</text:p>
        </chart:title>
        <chart:subtitle svg:x="3.704cm" svg:y="1.257cm" chart:style-name="ch3">
          <text:p>Single-Source, Single-Destination Shortest Paths</text:p>
        </chart:subtitle>
        <chart:legend chart:legend-position="end" svg:x="11.92cm" svg:y="3.275cm" style:legend-expansion="high" chart:style-name="ch4"/>
        <chart:plot-area chart:style-name="ch5" table:cell-range-address="Sparse.B1:Sparse.D6 Sparse.A2:Sparse.A6" chart:data-source-has-labels="both" svg:x="1.284cm" svg:y="2.086cm" svg:width="10.316cm" svg:height="5.8cm">
          <chartooo:coordinate-region svg:x="1.928cm" svg:y="2.271cm" svg:width="9.672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Sparse.B1:Sparse.D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Sparse.B2:Sparse.D2" chart:label-cell-address="Sparse.A2:Sparse.A2" chart:class="chart:bar">
            <chart:data-point chart:repeated="3"/>
          </chart:series>
          <chart:series chart:style-name="ch12" chart:values-cell-range-address="Sparse.B3:Sparse.D3" chart:label-cell-address="Sparse.A3:Sparse.A3" chart:class="chart:bar">
            <chart:data-point chart:repeated="3"/>
          </chart:series>
          <chart:series chart:style-name="ch13" chart:values-cell-range-address="Sparse.B4:Sparse.D4" chart:label-cell-address="Sparse.A4:Sparse.A4" chart:class="chart:bar">
            <chart:data-point chart:repeated="3"/>
          </chart:series>
          <chart:series chart:style-name="ch14" chart:values-cell-range-address="Sparse.B5:Sparse.D5" chart:label-cell-address="Sparse.A5:Sparse.A5" chart:class="chart:bar">
            <chart:data-point chart:repeated="3"/>
          </chart:series>
          <chart:series chart:style-name="ch15" chart:values-cell-range-address="Sparse.B6:Sparse.D6" chart:label-cell-address="Sparse.A6:Sparse.A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Sparse.B1:Sparse.D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Sparse.A2:Sparse.A2</svg:desc>
                </draw:g>
              </table:table-cell>
              <table:table-cell office:value-type="float" office:value="0">
                <text:p>0</text:p>
                <draw:g>
                  <svg:desc>Sparse.B2:Sparse.D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uclidean</text:p>
                <draw:g>
                  <svg:desc>Sparse.A3:Sparse.A3</svg:desc>
                </draw:g>
              </table:table-cell>
              <table:table-cell office:value-type="float" office:value="1">
                <text:p>1</text:p>
                <draw:g>
                  <svg:desc>Sparse.B3:Sparse.D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nhattan</text:p>
                <draw:g>
                  <svg:desc>Sparse.A4:Sparse.A4</svg:desc>
                </draw:g>
              </table:table-cell>
              <table:table-cell office:value-type="float" office:value="0">
                <text:p>0</text:p>
                <draw:g>
                  <svg:desc>Sparse.B4:Sparse.D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andom (inaccurate)</text:p>
                <draw:g>
                  <svg:desc>Sparse.A5:Sparse.A5</svg:desc>
                </draw:g>
              </table:table-cell>
              <table:table-cell office:value-type="float" office:value="1">
                <text:p>1</text:p>
                <draw:g>
                  <svg:desc>Sparse.B5:Sparse.D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ast Incoming Edge</text:p>
                <draw:g>
                  <svg:desc>Sparse.A6:Sparse.A6</svg:desc>
                </draw:g>
              </table:table-cell>
              <table:table-cell office:value-type="float" office:value="1">
                <text:p>1</text:p>
                <draw:g>
                  <svg:desc>Sparse.B6:Sparse.D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